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2EE0CF0FE27EC510B69.jpg" manifest:media-type="image/jpeg"/>
  <manifest:file-entry manifest:full-path="Pictures/10000000000004DF000005B0B74E762A5953E0B0.jpg" manifest:media-type="image/jpeg"/>
  <manifest:file-entry manifest:full-path="Pictures/10000000000000890000008C0A9F6C1ABB39DE11.jpg" manifest:media-type="image/jpeg"/>
  <manifest:file-entry manifest:full-path="Pictures/1000020100000200000002008FE7F525707492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9c765" draw:fill-color="#579835" draw:textarea-horizontal-align="justify" draw:textarea-vertical-align="middle" draw:auto-grow-height="false" fo:min-height="2.35cm" fo:min-width="18.5cm"/>
    </style:style>
    <style:style style:name="gr2" style:family="graphic" style:parent-style-name="standard">
      <style:graphic-properties draw:stroke="none" svg:stroke-color="#000000" draw:fill="none" draw:fill-color="#ffffff" fo:min-height="4.099cm"/>
    </style:style>
    <style:style style:name="gr3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5.893cm, 0cm, 0cm)" draw:image-opacity="100%" style:mirror="none"/>
    </style:style>
    <style:style style:name="gr4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0.002cm, 3.14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4.25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55cm" fo:min-width="18.5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579835"/>
      <style:paragraph-properties fo:text-align="center"/>
      <style:text-properties style:font-name="MV Boli" fo:font-size="40pt" style:font-size-asian="18pt" style:font-size-complex="1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style:font-name="MV Boli"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style:font-name="MV Boli" fo:font-size="40pt" style:font-size-asian="18pt" style:font-size-complex="18pt"/>
    </style:style>
    <style:style style:name="T2" style:family="text">
      <style:text-properties style:font-name="MV Boli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draw:layer="layout" svg:width="19cm" svg:height="2.6cm" svg:x="1cm" svg:y="1cm">
          <text:p text:style-name="P1"><text:span text:style-name="T1">Paula Salone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8.4cm" svg:height="4.349cm" svg:x="2.6cm" svg:y="4.151cm">
          <draw:text-box>
            <text:p text:style-name="P3"><text:span text:style-name="T2">UUSIA MAISEMIA ETSIMÄSSÄ</text:span></text:p>
          </draw:text-box>
        </draw:frame>
        <draw:frame draw:style-name="gr3" draw:text-style-name="P5" draw:layer="layout" svg:width="7.199cm" svg:height="7.494cm" svg:x="5.501cm" svg:y="13.232cm">
          <draw:image xlink:href="Pictures/10000000000003E8000002EE0CF0FE27EC510B69.jpg" xlink:type="simple" xlink:show="embed" xlink:actuate="onLoad">
            <text:p/>
          </draw:image>
        </draw:frame>
        <draw:frame draw:style-name="gr4" draw:text-style-name="P5" draw:layer="layout" svg:width="7.4cm" svg:height="6.88cm" svg:x="5.4cm" svg:y="6.068cm">
          <draw:image xlink:href="Pictures/10000000000004DF000005B0B74E762A5953E0B0.jpg" xlink:type="simple" xlink:show="embed" xlink:actuate="onLoad">
            <text:p/>
          </draw:image>
        </draw:frame>
        <draw:frame draw:style-name="gr5" draw:text-style-name="P7" draw:layer="layout" svg:width="11.5cm" svg:height="4.5cm" svg:x="3.839cm" svg:y="24.621cm">
          <draw:text-box>
            <text:p text:style-name="P6">Kuka olen?</text:p>
            <text:p text:style-name="P6">Jnewqkhdkajhkjhckc&lt;Djhcjhchjsgchjsd</text:p>
            <text:p text:style-name="P6">Mdschjghcjvsdhfvnbjhgsdgcjkshcjkscd</text:p>
          </draw:text-box>
        </draw:frame>
        <draw:custom-shape draw:style-name="gr6" draw:text-style-name="P8" draw:layer="layout" svg:width="19cm" svg:height="1.8cm" svg:x="1cm" svg:y="27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6.2cm" svg:height="1.2cm" svg:x="4.9cm" svg:y="27.4cm">
          <draw:text-box>
            <text:p>Yhteystiedot: puh <text:s/>mail <text:s text:c="2"/>LinkedIn <text:s text:c="6"/></text:p>
          </draw:text-box>
        </draw:frame>
        <draw:line draw:style-name="gr8" draw:text-style-name="P5" draw:layer="layout" svg:x1="26.4cm" svg:y1="1.9cm" svg:x2="27.9cm" svg:y2="1.9cm">
          <text:p/>
        </draw:line>
        <draw:line draw:style-name="gr9" draw:text-style-name="P5" draw:layer="layout" svg:x1="18.2cm" svg:y1="2.2cm" svg:x2="19.7cm" svg:y2="2.2cm">
          <text:p/>
        </draw:line>
        <draw:line draw:style-name="gr9" draw:text-style-name="P5" draw:layer="layout" svg:x1="18.2cm" svg:y1="2.4cm" svg:x2="19.7cm" svg:y2="2.4cm">
          <text:p/>
        </draw:line>
        <draw:line draw:style-name="gr9" draw:text-style-name="P5" draw:layer="layout" svg:x1="18.2cm" svg:y1="2.6cm" svg:x2="19.7cm" svg:y2="2.6cm">
          <text:p/>
        </draw:line>
        <draw:line draw:style-name="gr9" draw:text-style-name="P5" draw:layer="layout" svg:x1="18.2cm" svg:y1="2.8cm" svg:x2="19.7cm" svg:y2="2.8cm">
          <text:p/>
        </draw:line>
        <draw:line draw:style-name="gr9" draw:text-style-name="P5" draw:layer="layout" svg:x1="18.2cm" svg:y1="3cm" svg:x2="19.7cm" svg:y2="3cm">
          <text:p/>
        </draw:line>
        <draw:frame draw:style-name="gr10" draw:text-style-name="P5" draw:layer="layout" svg:width="3.3cm" svg:height="3.372cm" svg:x="7.3cm" svg:y="21.3cm">
          <draw:image xlink:href="Pictures/10000000000000890000008C0A9F6C1ABB39DE11.jpg" xlink:type="simple" xlink:show="embed" xlink:actuate="onLoad">
            <text:p/>
          </draw:image>
        </draw:frame>
        <draw:frame draw:style-name="gr10" draw:text-style-name="P5" draw:layer="layout" svg:width="1.536cm" svg:height="1.536cm" svg:x="1.3cm" svg:y="1.6cm">
          <draw:image xlink:href="Pictures/1000020100000200000002008FE7F525707492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20:55:36.362000000</meta:creation-date>
    <dc:date>2019-05-11T22:30:25.158000000</dc:date>
    <meta:editing-duration>PT28M24S</meta:editing-duration>
    <meta:editing-cycles>12</meta:editing-cycles>
    <meta:generator>LibreOffice/5.4.7.2$Windows_X86_64 LibreOffice_project/c838ef25c16710f8838b1faec480ebba495259d0</meta:generator>
    <meta:document-statistic meta:object-count="15"/>
  </office:meta>
</office:document-meta>
</file>